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29b5a0" officeooo:paragraph-rsid="0019eb27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6f782f" officeooo:paragraph-rsid="006f782f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3d4673" officeooo:paragraph-rsid="006f782f" style:font-size-asian="12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6ff68e" officeooo:paragraph-rsid="006ff68e" style:font-size-asian="12pt" style:font-weight-asian="normal" style:font-size-complex="12pt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6ff68e" officeooo:paragraph-rsid="006ff68e" style:font-size-asian="12pt" style:font-weight-asian="normal" style:font-size-complex="12pt" style:font-weight-complex="normal"/>
    </style:style>
    <style:style style:name="P6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6ff68e" officeooo:paragraph-rsid="006ff68e" style:font-size-asian="12pt" style:font-weight-asian="normal" style:font-size-complex="12pt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6f782f" officeooo:paragraph-rsid="006f782f" style:font-size-asian="12pt" style:font-weight-asian="normal" style:font-size-complex="12pt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6f782f" officeooo:paragraph-rsid="006ff68e" style:font-size-asian="12pt" style:font-weight-asian="normal" style:font-size-complex="12pt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710906" officeooo:paragraph-rsid="00710906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officeooo:paragraph-rsid="006ff68e"/>
    </style:style>
    <style:style style:name="P11" style:family="paragraph" style:parent-style-name="Standard" style:list-style-name="L2">
      <style:paragraph-properties fo:text-align="start" style:justify-single-word="false"/>
      <style:text-properties officeooo:paragraph-rsid="006ff68e"/>
    </style:style>
    <style:style style:name="P12" style:family="paragraph" style:parent-style-name="Standard" style:list-style-name="L2">
      <style:paragraph-properties fo:text-align="start" style:justify-single-word="false"/>
      <style:text-properties officeooo:paragraph-rsid="006f782f"/>
    </style:style>
    <style:style style:name="P13" style:family="paragraph" style:parent-style-name="Standard" style:list-style-name="L2">
      <style:paragraph-properties fo:text-align="start" style:justify-single-word="false"/>
      <style:text-properties officeooo:paragraph-rsid="00775fe0"/>
    </style:style>
    <style:style style:name="P14" style:family="paragraph" style:parent-style-name="Standard">
      <style:paragraph-properties fo:text-align="start" style:justify-single-word="false"/>
      <style:text-properties officeooo:paragraph-rsid="00787785"/>
    </style:style>
    <style:style style:name="P15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787785" style:font-weight-asian="bold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787785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ff68e" style:font-weight-asian="bold" style:font-weight-complex="bold"/>
    </style:style>
    <style:style style:name="T3" style:family="text">
      <style:text-properties style:text-line-through-style="none" style:text-line-through-type="none" style:font-name="DejaVu Sans Condensed1" fo:font-size="12pt" fo:font-weight="normal" officeooo:rsid="006ff68e" style:font-size-asian="12pt" style:font-weight-asian="normal" style:font-size-complex="12pt" style:font-weight-complex="normal"/>
    </style:style>
    <style:style style:name="T4" style:family="text">
      <style:text-properties style:text-line-through-style="none" style:text-line-through-type="none" style:font-name="DejaVu Sans Condensed1" fo:font-size="12pt" fo:font-weight="normal" officeooo:rsid="00710906" style:font-size-asian="12pt" style:font-weight-asian="normal" style:font-size-complex="12pt" style:font-weight-complex="normal"/>
    </style:style>
    <style:style style:name="T5" style:family="text">
      <style:text-properties style:text-line-through-style="none" style:text-line-through-type="none" style:font-name="DejaVu Sans Condensed1" fo:font-size="12pt" fo:font-weight="normal" officeooo:rsid="006f782f" style:font-size-asian="12pt" style:font-weight-asian="normal" style:font-size-complex="12pt" style:font-weight-complex="normal"/>
    </style:style>
    <style:style style:name="T6" style:family="text">
      <style:text-properties style:text-line-through-style="none" style:text-line-through-type="none" style:font-name="DejaVu Sans Condensed1" fo:font-size="12pt" fo:font-weight="normal" officeooo:rsid="0072ae4f" style:font-size-asian="12pt" style:font-weight-asian="normal" style:font-size-complex="12pt" style:font-weight-complex="normal"/>
    </style:style>
    <style:style style:name="T7" style:family="text">
      <style:text-properties style:text-line-through-style="none" style:text-line-through-type="none" style:font-name="DejaVu Sans Condensed1" fo:font-size="12pt" fo:font-weight="normal" officeooo:rsid="00749c1e" style:font-size-asian="12pt" style:font-weight-asian="normal" style:font-size-complex="12pt" style:font-weight-complex="normal"/>
    </style:style>
    <style:style style:name="T8" style:family="text">
      <style:text-properties style:text-line-through-style="none" style:text-line-through-type="none" style:font-name="DejaVu Sans Condensed1" fo:font-size="12pt" fo:font-weight="normal" officeooo:rsid="007647a2" style:font-size-asian="12pt" style:font-weight-asian="normal" style:font-size-complex="12pt" style:font-weight-complex="normal"/>
    </style:style>
    <style:style style:name="T9" style:family="text">
      <style:text-properties style:text-line-through-style="none" style:text-line-through-type="none" style:font-name="DejaVu Sans Condensed1" fo:font-size="12pt" fo:font-weight="bold" officeooo:rsid="001f4767" style:font-size-asian="12pt" style:font-weight-asian="bold" style:font-size-complex="12pt" style:font-weight-complex="bold"/>
    </style:style>
    <style:style style:name="T10" style:family="text">
      <style:text-properties style:text-line-through-style="none" style:text-line-through-type="none" style:font-name="DejaVu Sans Condensed1" fo:font-size="12pt" fo:font-weight="bold" officeooo:rsid="00585969" style:font-size-asian="12pt" style:font-weight-asian="bold" style:font-size-complex="12pt" style:font-weight-complex="bold"/>
    </style:style>
    <style:style style:name="T11" style:family="text">
      <style:text-properties style:text-line-through-style="none" style:text-line-through-type="none" style:font-name="DejaVu Sans Condensed1" fo:font-size="12pt" fo:font-weight="bold" officeooo:rsid="001bf317" style:font-size-asian="12pt" style:font-weight-asian="bold" style:font-size-complex="12pt" style:font-weight-complex="bold"/>
    </style:style>
    <style:style style:name="T12" style:family="text">
      <style:text-properties style:text-line-through-style="none" style:text-line-through-type="none" style:font-name="DejaVu Sans Condensed1" fo:font-size="12pt" fo:font-weight="bold" officeooo:rsid="001e415e" style:font-size-asian="12pt" style:font-weight-asian="bold" style:font-size-complex="12pt" style:font-weight-complex="bold"/>
    </style:style>
    <style:style style:name="T13" style:family="text">
      <style:text-properties style:text-line-through-style="none" style:text-line-through-type="none" style:font-name="DejaVu Sans Condensed1" fo:font-size="12pt" fo:font-weight="bold" officeooo:rsid="002d3ec7" style:font-size-asian="12pt" style:font-weight-asian="bold" style:font-size-complex="12pt" style:font-weight-complex="bold"/>
    </style:style>
    <style:style style:name="T14" style:family="text">
      <style:text-properties style:text-line-through-style="none" style:text-line-through-type="none" style:font-name="DejaVu Sans Condensed1" fo:font-size="12pt" fo:font-weight="bold" officeooo:rsid="006215f5" style:font-size-asian="12pt" style:font-weight-asian="bold" style:font-size-complex="12pt" style:font-weight-complex="bold"/>
    </style:style>
    <style:style style:name="T15" style:family="text">
      <style:text-properties style:text-line-through-style="none" style:text-line-through-type="none" style:font-name="DejaVu Sans Condensed1" fo:font-size="12pt" fo:font-weight="bold" officeooo:rsid="006f782f" style:font-size-asian="12pt" style:font-weight-asian="bold" style:font-size-complex="12pt" style:font-weight-complex="bold"/>
    </style:style>
    <style:style style:name="T16" style:family="text">
      <style:text-properties style:font-name="DejaVu Sans Condensed" fo:font-weight="bold" style:font-weight-asian="bold" style:font-weight-complex="bold"/>
    </style:style>
    <style:style style:name="T17" style:family="text">
      <style:text-properties officeooo:rsid="006ff68e"/>
    </style:style>
    <style:style style:name="T18" style:family="text">
      <style:text-properties officeooo:rsid="0035db3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5">1<text:span text:style-name="T18">xx</text:span> - Controls</text:p>
          </table:table-cell>
          <table:table-cell table:style-name="Table1.B1" office:value-type="string">
            <text:p text:style-name="P16">2xx - Ground</text:p>
          </table:table-cell>
          <table:table-cell table:style-name="Table1.B1" office:value-type="string">
            <text:p text:style-name="P16">3xx - Flight</text:p>
          </table:table-cell>
          <table:table-cell table:style-name="Table1.D1" office:value-type="string">
            <text:p text:style-name="P16">4xx - A2A</text:p>
          </table:table-cell>
          <table:table-cell table:style-name="Table1.B1" office:value-type="string">
            <text:p text:style-name="P16">5xx - A2G</text:p>
          </table:table-cell>
          <table:table-cell table:style-name="Table1.F1" office:value-type="string">
            <text:p text:style-name="P16">6xx - Misc</text:p>
          </table:table-cell>
        </table:table-row>
      </table:table>
      <text:p text:style-name="P14"><text:span text:style-name="T10">4</text:span><text:span text:style-name="T14">0</text:span><text:span text:style-name="T15">3</text:span><text:span text:style-name="T9"> - </text:span><text:span text:style-name="T11">A/</text:span><text:span text:style-name="T12">A</text:span><text:span text:style-name="T11"> </text:span><text:span text:style-name="T13">- </text:span><text:span text:style-name="T15">TAF GCI</text:span></text:p>
      <text:p text:style-name="P1"/>
      <text:p text:style-name="P2">TAF GCI</text:p>
      <text:list text:style-name="L1">
        <text:list-item>
          <text:p text:style-name="P4">TAF GCI gives a datalink target location and interception steering for enemies who are predicted to be <text:span text:style-name="T1">closest to the selected TAF GCI location 5 minutes from now</text:span>.</text:p>
        </text:list-item>
        <text:list-item>
          <text:p text:style-name="P4">TAF GCI providers are any early warning radar (could be friendly SAM sites, radar sites, etc.).</text:p>
        </text:list-item>
        <text:list-item>
          <text:p text:style-name="P10"><text:span text:style-name="T3">TAF GCI works automatically, but can be disabled per-plane in the ME by unchecking the "Enable TAF" box</text:span><text:span text:style-name="T4"> (that will remove the EVF radio panel from the cockpit)</text:span><text:span text:style-name="T3">. <text:s/>TAF GCI was never used operationally IRL, but </text:span><text:span text:style-name="T4">was tested.</text:span></text:p>
        </text:list-item>
      </text:list>
      <text:list text:style-name="L2">
        <text:list-item>
          <text:p text:style-name="P7">Check plane's <text:span text:style-name="T1">built-in kneeboard page</text:span> for <text:span text:style-name="T1">list of TAF GCI channels</text:span>.<text:span text:style-name="T17"> <text:s/>Shows the </text:span><text:span text:style-name="T2">20 closest</text:span><text:span text:style-name="T17"> datalink providers from your </text:span><text:span text:style-name="T2">spawn point</text:span><text:span text:style-name="T17">. <text:s/></text:span></text:p>
        </text:list-item>
        <text:list-item>
          <text:p text:style-name="P7">Tune <text:span text:style-name="T1">EVF panel</text:span> (right console middle) to <text:span text:style-name="T1">TAF GCI channel</text:span>.</text:p>
        </text:list-item>
        <text:list-item>
          <text:p text:style-name="P11"><text:span text:style-name="T5">On </text:span><text:span text:style-name="T15">"red" radio</text:span><text:span text:style-name="T5"> (left console far forward), set </text:span><text:span text:style-name="T15">Mode knob</text:span><text:span text:style-name="T5"> to </text:span><text:span text:style-name="T15">F1</text:span><text:span text:style-name="T5">.</text:span><text:span text:style-name="T6"> <text:s/>(</text:span><text:span text:style-name="T7">Note: You do not have to tune the red radio channel to the TAF GCI channel.</text:span><text:span text:style-name="T6">)</text:span></text:p>
        </text:list-item>
        <text:list-item>
          <text:p text:style-name="P12"><text:span text:style-name="T5">On </text:span><text:span text:style-name="T15">PCA panel</text:span><text:span text:style-name="T5"> (above left knee), select a weapon, then select </text:span><text:span text:style-name="T15">TAF</text:span><text:span text:style-name="T4"> button</text:span><text:span text:style-name="T5">.</text:span></text:p>
        </text:list-item>
        <text:list-item>
          <text:p text:style-name="P13"><text:span text:style-name="T15">4 short beeps</text:span><text:span text:style-name="T5"> indicate a TAF link update</text:span><text:span text:style-name="T3"> (ROE change</text:span><text:span text:style-name="T8"> (see below)</text:span><text:span text:style-name="T3"> or target group change).</text:span></text:p>
        </text:list-item>
        <text:list-item>
          <text:p text:style-name="P7"><text:span text:style-name="T1">Radar screen</text:span> will show TAF link data in <text:span text:style-name="T1">yellow</text:span>:</text:p>
          <text:list>
            <text:list-item>
              <text:p text:style-name="P7"><text:span text:style-name="T1">Top row</text:span> on radar screen shows target information: Mach, true bearing (RB), closure rate (VR), altitude in 100s of ft (e.g. 250 = 25,000 ft), and number of aircraft in the group.</text:p>
            </text:list-item>
            <text:list-item>
              <text:p text:style-name="P7"><text:span text:style-name="T1">Bottom row</text:span> (in yellow numbers) shows commanded intercept course: Mach, altitude in 100s of ft.</text:p>
            </text:list-item>
            <text:list-item>
              <text:p text:style-name="P8"><text:span text:style-name="T1">Yellow caret</text:span> on heading tape shows heading to fly to intercept.</text:p>
            </text:list-item>
            <text:list-item>
              <text:p text:style-name="P7"><text:span text:style-name="T1">Long yellow line</text:span> points directly to the target aircraft.</text:p>
            </text:list-item>
            <text:list-item>
              <text:p text:style-name="P5"><text:span text:style-name="T1">Yellow T</text:span> symbol on radar screen shows target location, and <text:span text:style-name="T1">arrow</text:span> extending from <text:span text:style-name="T1">T</text:span> shows target direction and speed. <text:s/>Number shows target aspect (0 is head on, 18 is tail chase)</text:p>
            </text:list-item>
            <text:list-item>
              <text:p text:style-name="P5">If datalink is lost, <text:span text:style-name="T1">T</text:span> and target velocity vector arrow will become dashed; computer will continue to estimate current target location based on last information until datalink is re-established or <text:span text:style-name="T1">Clear</text:span> button is pressed.</text:p>
            </text:list-item>
            <text:list-item>
              <text:p text:style-name="P7"><text:span text:style-name="T1">Clear</text:span> the target by pressing the <text:span text:style-name="T16">Θ</text:span> (theta) switch on left of radar screen.</text:p>
            </text:list-item>
          </text:list>
        </text:list-item>
        <text:list-item>
          <text:p text:style-name="P5"><text:span text:style-name="T1">HUD</text:span> shows <text:span text:style-name="T1">ROE</text:span> for target:</text:p>
        </text:list-item>
      </text:list>
      <text:list text:style-name="L3">
        <text:list-item>
          <text:list>
            <text:list-item>
              <text:p text:style-name="P6"><text:span text:style-name="T1">LIB</text:span> = Fire at will (no allies within 20 nmi of target)</text:p>
            </text:list-item>
            <text:list-item>
              <text:p text:style-name="P6"><text:span text:style-name="T1">IFF</text:span> = Interrogate target first (allies within 5-20 nmi of target)</text:p>
            </text:list-item>
            <text:list-item>
              <text:p text:style-name="P6"><text:span text:style-name="T1">VIS</text:span> = Visually ID target (allies within 2-5 nmi of target)</text:p>
            </text:list-item>
            <text:list-item>
              <text:p text:style-name="P6"><text:span text:style-name="T1">INT</text:span> = Hold fire (allies within 2 nmi of target)</text:p>
            </text:list-item>
            <text:list-item>
              <text:p text:style-name="P9">Your aircraft is not counted as "allies within X range", but your wingman may be. <text:s/>Engage with discretion.</text:p>
            </text:list-item>
          </text:list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30T14:44:43.819000000</dc:date>
    <meta:editing-duration>P1DT11H1M19S</meta:editing-duration>
    <meta:editing-cycles>89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30" meta:word-count="440" meta:character-count="2361" meta:non-whitespace-character-count="1966"/>
  </office:meta>
</office:document-meta>
</file>